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dale Mono" svg:font-family="'Andale Mono'" style:font-adornments="Regular"/>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agraph-properties fo:text-align="center"/>
    </style:style>
    <style:style style:name="P3" style:family="paragraph">
      <style:paragraph-properties fo:text-align="center"/>
      <style:text-properties fo:font-size="9pt" style:font-size-asian="9pt" style:font-size-complex="9pt"/>
    </style:style>
    <style:style style:name="P4" style:family="paragraph">
      <style:paragraph-properties fo:text-align="center"/>
      <style:text-properties fo:font-size="14pt" style:font-size-asian="14pt" style:font-size-complex="14pt"/>
    </style:style>
    <style:style style:name="P5" style:family="paragraph">
      <style:text-properties fo:font-size="10pt" style:font-size-asian="10pt" style:font-size-complex="10pt"/>
    </style:style>
    <style:style style:name="P6" style:family="paragraph">
      <style:text-properties fo:color="#008000"/>
    </style:style>
    <style:style style:name="P7" style:family="paragraph">
      <style:paragraph-properties fo:text-align="center"/>
      <style:text-properties fo:font-size="10pt" style:font-size-asian="10pt" style:font-size-complex="10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9pt" style:font-size-asian="9pt" style:font-size-complex="9pt"/>
    </style:style>
    <style:style style:name="T4" style:family="text">
      <style:text-properties fo:font-size="10pt" style:font-size-asian="10pt" style:font-size-complex="10pt"/>
    </style:style>
    <style:style style:name="T5" style:family="text">
      <style:text-properties fo:font-size="11pt" style:font-size-asian="11pt" style:font-size-complex="11pt"/>
    </style:style>
    <style:style style:name="T6" style:family="text">
      <style:text-properties fo:color="#008000"/>
    </style:style>
    <style:style style:name="T7" style:family="text">
      <style:text-properties fo:color="#800000"/>
    </style:style>
    <style:style style:name="T8" style:family="text">
      <style:text-properties fo:color="#800000" style:font-size-asian="10.5pt"/>
    </style:style>
    <style:style style:name="T9" style:family="text">
      <style:text-properties fo:color="#008000" style:font-size-asian="10.5p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style>
    <style:style style:name="gr12" style:family="graphic">
      <style:graphic-properties draw:fill="solid" draw:fill-color="#9966cc"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style:style>
    <style:style style:name="gr13" style:family="graphic">
      <style:graphic-properties draw:fill="solid" draw:fill-color="#6600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4" style:family="graphic">
      <style:graphic-properties draw:fill="solid" draw:fill-color="#6600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1.187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5.041cm" svg:y="26.356cm" svg:width="2.074cm" svg:height="1.907cm" draw:z-index="35">
        <draw:image xlink:href="http://www.google.fr/url?source=imglanding&amp;ct=img&amp;q=http://upload.wikimedia.org/wikipedia/fr/4/41/Pixar_Luxo_logo.png&amp;sa=X&amp;ved=0CAkQ8wdqFQoTCOKLoYexisYCFcs5FAod0PYAhw&amp;usg=AFQjCNFnt0NQwYs2vct-kY_xP4YEFeYn_g" xlink:type="simple" xlink:show="embed" xlink:actuate="onLoad"/>
      </draw:frame>
      <text:p text:style-name="P1"><draw:frame text:anchor-type="paragraph" draw:z-index="32" draw:style-name="gr2" draw:text-style-name="P4" svg:width="5.134cm" svg:height="1.191cm" svg:x="1.383cm" svg:y="23.165cm"><draw:text-box><text:p text:style-name="P4"><text:span text:style-name="T2">Visionnage</text:span></text:p></draw:text-box></draw:frame><draw:custom-shape text:anchor-type="paragraph" draw:z-index="31" draw:style-name="gr4" svg:width="3.335cm" svg:height="0.9cm" svg:x="4.717cm" svg:y="20.81cm"><text:p><text:span text:style-name="T4">(Info sur le participant) </text:span></text:p><text:p text:style-name="P2"><text:span text:style-name="T5">deconnexion</text:span></text:p><draw:enhanced-geometry svg:viewBox="0 0 21600 21600" draw:type="rectangle" draw:enhanced-path="M 0 0 L 21600 0 21600 21600 0 21600 0 0 Z N"/></draw:custom-shape><draw:custom-shape text:anchor-type="paragraph" draw:z-index="29" draw:style-name="gr9" svg:width="2.435cm" svg:height="0.556cm" svg:x="5.325cm" svg:y="22.107cm"><text:p/><draw:enhanced-geometry svg:viewBox="0 0 21600 21600" draw:type="rectangle" draw:enhanced-path="M 0 0 L 21600 0 21600 21600 0 21600 0 0 Z N"/></draw:custom-shape><draw:custom-shape text:anchor-type="paragraph" draw:z-index="28" draw:style-name="gr9" svg:width="1.747cm" svg:height="0.556cm" svg:x="2.653cm" svg:y="22.107cm"><text:p/><draw:enhanced-geometry svg:viewBox="0 0 21600 21600" draw:type="rectangle" draw:enhanced-path="M 0 0 L 21600 0 21600 21600 0 21600 0 0 Z N"/></draw:custom-shape><draw:custom-shape text:anchor-type="paragraph" draw:z-index="27" draw:style-name="gr9" svg:width="1.721cm" svg:height="0.556cm" svg:x="0.086cm" svg:y="22.107cm"><text:p/><draw:enhanced-geometry svg:viewBox="0 0 21600 21600" draw:type="rectangle" draw:enhanced-path="M 0 0 L 21600 0 21600 21600 0 21600 0 0 Z N"/></draw:custom-shape><draw:frame text:anchor-type="paragraph" draw:z-index="30" draw:style-name="gr10" svg:width="7.674cm" svg:height="0.556cm" svg:x="0.219cm" svg:y="22.107cm"><draw:text-box><text:p><text:span text:style-name="T6">Consigne____</text:span><text:span text:style-name="T9">visionnage</text:span><text:span text:style-name="T8">____</text:span><text:span text:style-name="T7">Questionnaire</text:span></text:p></draw:text-box></draw:frame><draw:rect text:anchor-type="paragraph" draw:z-index="23" draw:style-name="gr1" draw:text-style-name="P2" svg:width="7.965cm" svg:height="6.642cm" svg:x="0.086cm" svg:y="20.81cm"><text:p/></draw:rect><draw:frame text:anchor-type="paragraph" draw:z-index="13" draw:style-name="gr8" svg:width="2.7cm" svg:height="0.583cm" svg:x="4.558cm" svg:y="19.805cm"><draw:text-box><text:p/></draw:text-box></draw:frame><draw:rect text:anchor-type="paragraph" draw:z-index="1" draw:style-name="gr1" draw:text-style-name="P2" svg:width="7.965cm" svg:height="6.642cm" svg:x="0.219cm" svg:y="3.11cm"><text:p/></draw:rect><draw:frame text:anchor-type="paragraph" draw:z-index="8" draw:style-name="gr6" draw:text-style-name="P2" svg:width="3.07cm" svg:height="1.463cm" svg:x="5.934cm" svg:y="8.283cm"><draw:text-box><text:p text:style-name="P2">(en cliquant sur inscription on obtient :)</text:p></draw:text-box></draw:frame><draw:custom-shape text:anchor-type="paragraph" draw:z-index="7" draw:style-name="gr4" svg:width="3.546cm" svg:height="1.641cm" svg:x="9.294cm" svg:y="7.052cm"><text:p>Inscription : _____</text:p><text:p>Identifiant : ______</text:p><text:p>Mdp : _________</text:p><draw:enhanced-geometry svg:viewBox="0 0 21600 21600" draw:type="rectangle" draw:enhanced-path="M 0 0 L 21600 0 21600 21600 0 21600 0 0 Z N"/></draw:custom-shape><draw:line text:anchor-type="paragraph" draw:z-index="6" draw:style-name="gr1" draw:text-style-name="P2" svg:x1="5.166cm" svg:y1="9.063cm" svg:x2="9.002cm" svg:y2="8.772cm"><text:p/></draw:line><draw:frame text:anchor-type="paragraph" draw:z-index="5" draw:style-name="gr5" draw:text-style-name="P3" svg:width="4.578cm" svg:height="0.662cm" svg:x="2.071cm" svg:y="8.772cm"><draw:text-box><text:p text:style-name="P2"><text:span text:style-name="T3">Inscription</text:span></text:p></draw:text-box></draw:frame><draw:custom-shape text:anchor-type="paragraph" draw:z-index="4" draw:style-name="gr4" svg:width="3.546cm" svg:height="1.641cm" svg:x="2.494cm" svg:y="6.973cm"><text:p>Connection : _____</text:p><text:p>Identifiant : ______</text:p><text:p>Mdp : _________</text:p><draw:enhanced-geometry svg:viewBox="0 0 21600 21600" draw:type="rectangle" draw:enhanced-path="M 0 0 L 21600 0 21600 21600 0 21600 0 0 Z N"/></draw:custom-shape><draw:frame text:anchor-type="paragraph" draw:z-index="3" draw:style-name="gr3" draw:text-style-name="P2" svg:width="7.78cm" svg:height="3.41cm" svg:x="0.219cm" svg:y="3.454cm"><draw:text-box><text:p text:style-name="P2">Expérience Psyphine</text:p><text:p text:style-name="P2">Visionnage de vidéo</text:p><text:p text:style-name="P2"/><text:p text:style-name="P2">(Cette partie comprend la présentation de l'expérience, ce que l'on attend des personnes se connectant et le fonctionnement du site pour réaliser l'expérience)</text:p></draw:text-box></draw:frame><draw:frame text:anchor-type="paragraph" draw:z-index="2" draw:style-name="gr2" draw:text-style-name="P2" svg:width="7.092cm" svg:height="1.191cm" svg:x="0.616cm" svg:y="1.496cm"><draw:text-box><text:p text:style-name="P2"><text:span text:style-name="T1">P</text:span><text:span text:style-name="T2">remière page </text:span></text:p><text:p text:style-name="P2">(quand la personne n'est pas connectée )</text:p></draw:text-box></draw:frame><draw:rect text:anchor-type="paragraph" draw:z-index="24" draw:style-name="gr1" draw:text-style-name="P2" svg:width="7.965cm" svg:height="6.642cm" svg:x="10.008cm" svg:y="20.89cm"><text:p/></draw:rect><text:bookmark text:name="il_fi"/>Site pour la deuxième phase d'expérience visionnage de vidéo</text:p>
      <text:p text:style-name="Standard"><draw:custom-shape text:anchor-type="paragraph" draw:z-index="33" draw:style-name="gr12" svg:width="3.996cm" svg:height="2.832cm" svg:x="2.124cm" svg:y="23.26cm"><text:p/><draw:enhanced-geometry svg:viewBox="0 0 21600 21600" draw:type="rectangle" draw:enhanced-path="M 0 0 L 21600 0 21600 21600 0 21600 0 0 Z N"/></draw:custom-shape><draw:custom-shape text:anchor-type="paragraph" draw:z-index="34" draw:style-name="gr12" svg:width="3.996cm" svg:height="0.424cm" svg:x="2.124cm" svg:y="25.668cm"><text:p/><draw:enhanced-geometry svg:viewBox="0 0 21600 21600" draw:type="rectangle" draw:enhanced-path="M 0 0 L 21600 0 21600 21600 0 21600 0 0 Z N"/></draw:custom-shape><draw:custom-shape text:anchor-type="paragraph" draw:z-index="36" draw:style-name="gr13" svg:width="0.398cm" svg:height="0.424cm" draw:transform="rotate (-1.5707963267949) translate (3.80647222222222cm 25.701625cm)"><text:p/><draw:enhanced-geometry svg:viewBox="0 0 21600 21600" draw:glue-points="10800 0 ?f1 10800 0 21600 10800 21600 21600 21600 ?f7 10800" draw:text-areas="?f1 10800 ?f2 18000 ?f3 7200 ?f4 21600" draw:mirror-horizontal="false" draw:mirror-vertical="false"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37" draw:style-name="gr14" draw:text-style-name="P2" svg:width="0.451cm" svg:height="0.424cm" svg:x="4.426cm" svg:y="25.668cm"><text:p/><draw:enhanced-geometry svg:viewBox="0 0 21600 21600" draw:type="rectangle" draw:enhanced-path="M 0 0 L 21600 0 21600 21600 0 21600 0 0 Z N"/></draw:custom-shape><draw:frame text:anchor-type="paragraph" draw:z-index="41" draw:style-name="gr10" draw:text-style-name="P6" svg:width="7.674cm" svg:height="0.556cm" svg:x="10.008cm" svg:y="21.71cm"><draw:text-box><text:p text:style-name="P6"><text:span text:style-name="T6">Consigne____</text:span><text:span text:style-name="T9">visionnage____</text:span><text:span text:style-name="T6">Questionnaire</text:span></text:p></draw:text-box></draw:frame><draw:custom-shape text:anchor-type="paragraph" draw:z-index="42" draw:style-name="gr4" svg:width="3.335cm" svg:height="0.9cm" svg:x="14.639cm" svg:y="20.159cm"><text:p><text:span text:style-name="T4">(Info sur le participant) </text:span></text:p><text:p text:style-name="P2"><text:span text:style-name="T5">deconnexion</text:span></text:p><draw:enhanced-geometry svg:viewBox="0 0 21600 21600" draw:type="rectangle" draw:enhanced-path="M 0 0 L 21600 0 21600 21600 0 21600 0 0 Z N"/></draw:custom-shape><draw:custom-shape text:anchor-type="paragraph" draw:z-index="38" draw:style-name="gr9" svg:width="1.588cm" svg:height="0.556cm" svg:x="10.008cm" svg:y="21.71cm"><text:p/><draw:enhanced-geometry svg:viewBox="0 0 21600 21600" draw:type="rectangle" draw:enhanced-path="M 0 0 L 21600 0 21600 21600 0 21600 0 0 Z N"/></draw:custom-shape><draw:custom-shape text:anchor-type="paragraph" draw:z-index="39" draw:style-name="gr9" svg:width="1.906cm" svg:height="0.556cm" svg:x="12.39cm" svg:y="21.71cm"><text:p/><draw:enhanced-geometry svg:viewBox="0 0 21600 21600" draw:type="rectangle" draw:enhanced-path="M 0 0 L 21600 0 21600 21600 0 21600 0 0 Z N"/></draw:custom-shape><draw:custom-shape text:anchor-type="paragraph" draw:z-index="40" draw:style-name="gr9" svg:width="2.594cm" svg:height="0.556cm" svg:x="15.088cm" svg:y="21.71cm"><text:p/><draw:enhanced-geometry svg:viewBox="0 0 21600 21600" draw:type="rectangle" draw:enhanced-path="M 0 0 L 21600 0 21600 21600 0 21600 0 0 Z N"/></draw:custom-shape><draw:frame text:anchor-type="paragraph" draw:z-index="43" draw:style-name="gr2" draw:text-style-name="P4" svg:width="5.134cm" svg:height="1.191cm" svg:x="11.252cm" svg:y="22.715cm"><draw:text-box><text:p text:style-name="P4"><text:span text:style-name="T2">Questionnaire</text:span></text:p></draw:text-box></draw:frame><draw:custom-shape text:anchor-type="paragraph" draw:z-index="44" draw:style-name="gr4" svg:width="2.461cm" svg:height="0.636cm" svg:x="15.3cm" svg:y="26.171cm"><text:p>Suivant</text:p><draw:enhanced-geometry svg:viewBox="0 0 21600 21600" draw:type="rectangle" draw:enhanced-path="M 0 0 L 21600 0 21600 21600 0 21600 0 0 Z N"/></draw:custom-shape><draw:frame text:anchor-type="paragraph" draw:z-index="45" draw:style-name="gr15" svg:width="9.235cm" svg:height="1.188cm" svg:x="9.717cm" svg:y="25.033cm"><draw:text-box><text:p>(S'il y a plusieurs phases, le participant appuie sur suivant jusqu'au bouton « envoyer » du quesitonnaire)</text:p></draw:text-box></draw:frame><draw:frame text:anchor-type="paragraph" draw:z-index="10" draw:style-name="gr2" draw:text-style-name="P2" svg:width="7.092cm" svg:height="1.191cm" svg:x="0.774cm" svg:y="9.608cm"><draw:text-box><text:p text:style-name="P2"><text:span text:style-name="T2">Seconde page </text:span></text:p><text:p text:style-name="P2">(quand la personne s'inscrit )</text:p></draw:text-box></draw:frame><draw:rect text:anchor-type="paragraph" draw:z-index="9" draw:style-name="gr1" draw:text-style-name="P2" svg:width="7.965cm" svg:height="6.642cm" svg:x="0.086cm" svg:y="11.142cm"><text:p/></draw:rect><draw:custom-shape text:anchor-type="paragraph" draw:z-index="14" draw:style-name="gr4" draw:text-style-name="P2" svg:width="2.858cm" svg:height="0.795cm" svg:x="4.875cm" svg:y="16.805cm"><text:p text:style-name="P2">Accepter</text:p><draw:enhanced-geometry svg:viewBox="0 0 21600 21600" draw:type="rectangle" draw:enhanced-path="M 0 0 L 21600 0 21600 21600 0 21600 0 0 Z N"/></draw:custom-shape><draw:frame text:anchor-type="paragraph" draw:z-index="12" draw:style-name="gr7" svg:width="7.753cm" svg:height="1.033cm" svg:x="0.457cm" svg:y="15.931cm"><draw:text-box><text:p>□ Cochez pour accepter le consentement</text:p></draw:text-box></draw:frame><draw:frame text:anchor-type="paragraph" draw:z-index="25" draw:style-name="gr2" draw:text-style-name="P2" svg:width="7.092cm" svg:height="1.546cm" svg:x="0.536cm" svg:y="18.355cm"><draw:text-box><text:p text:style-name="P2"><text:span text:style-name="T2">Quatrième page</text:span></text:p><text:p text:style-name="P2">(quand la personne souhaite passer au visionnage)</text:p></draw:text-box></draw:frame><draw:frame text:anchor-type="paragraph" draw:z-index="15" draw:style-name="gr2" draw:text-style-name="P2" svg:width="7.092cm" svg:height="1.546cm" svg:x="10.008cm" svg:y="9.396cm"><draw:text-box><text:p text:style-name="P2"><text:span text:style-name="T2">Troisème page</text:span></text:p><text:p text:style-name="P2">(quand la personne se connecte ou a finis de remplir le questionnaire )</text:p></draw:text-box></draw:frame><draw:rect text:anchor-type="paragraph" draw:z-index="0" draw:style-name="gr1" draw:text-style-name="P2" svg:width="7.965cm" svg:height="6.642cm" svg:x="10.061cm" svg:y="11.195cm"><text:p/></draw:rect><draw:custom-shape text:anchor-type="paragraph" draw:z-index="16" draw:style-name="gr4" svg:width="3.335cm" svg:height="0.9cm" svg:x="14.691cm" svg:y="11.195cm"><text:p><text:span text:style-name="T4">(Info sur le participant) </text:span></text:p><text:p text:style-name="P2"><text:span text:style-name="T5">deconnexion</text:span></text:p><draw:enhanced-geometry svg:viewBox="0 0 21600 21600" draw:type="rectangle" draw:enhanced-path="M 0 0 L 21600 0 21600 21600 0 21600 0 0 Z N"/></draw:custom-shape><draw:frame text:anchor-type="paragraph" draw:z-index="22" draw:style-name="gr11" draw:text-style-name="P5" svg:width="7.197cm" svg:height="0.814cm" svg:x="10.379cm" svg:y="12.412cm"><draw:text-box><text:p text:style-name="P2"><text:span text:style-name="T4">(Ceci correspond à un menu permettant de passer de l'une à l'autre phase)</text:span></text:p></draw:text-box></draw:frame><draw:frame text:anchor-type="paragraph" draw:z-index="21" draw:style-name="gr10" svg:width="7.674cm" svg:height="0.556cm" svg:x="10.194cm" svg:y="13.471cm"><draw:text-box><text:p><text:span text:style-name="T6">Consigne</text:span><text:span text:style-name="T7">____</text:span><text:span text:style-name="T8">visionnage____</text:span><text:span text:style-name="T7">Questionnaire</text:span></text:p></draw:text-box></draw:frame><draw:custom-shape text:anchor-type="paragraph" draw:z-index="20" draw:style-name="gr9" svg:width="1.615cm" svg:height="0.556cm" svg:x="10.194cm" svg:y="13.471cm"><text:p/><draw:enhanced-geometry svg:viewBox="0 0 21600 21600" draw:type="rectangle" draw:enhanced-path="M 0 0 L 21600 0 21600 21600 0 21600 0 0 Z N"/></draw:custom-shape><draw:custom-shape text:anchor-type="paragraph" draw:z-index="19" draw:style-name="gr9" svg:width="1.826cm" svg:height="0.556cm" svg:x="12.628cm" svg:y="13.471cm"><text:p/><draw:enhanced-geometry svg:viewBox="0 0 21600 21600" draw:type="rectangle" draw:enhanced-path="M 0 0 L 21600 0 21600 21600 0 21600 0 0 Z N"/></draw:custom-shape><draw:custom-shape text:anchor-type="paragraph" draw:z-index="18" draw:style-name="gr9" svg:width="2.567cm" svg:height="0.556cm" svg:x="15.3cm" svg:y="13.471cm"><text:p/><draw:enhanced-geometry svg:viewBox="0 0 21600 21600" draw:type="rectangle" draw:enhanced-path="M 0 0 L 21600 0 21600 21600 0 21600 0 0 Z N"/></draw:custom-shape><draw:frame text:anchor-type="paragraph" draw:z-index="17" draw:style-name="gr2" draw:text-style-name="P4" svg:width="5.134cm" svg:height="1.191cm" svg:x="11.49cm" svg:y="14.291cm"><draw:text-box><text:p text:style-name="P4"><text:span text:style-name="T2">Consigne</text:span></text:p></draw:text-box></draw:frame><draw:frame text:anchor-type="paragraph" draw:z-index="26" draw:style-name="gr2" draw:text-style-name="P2" svg:width="7.092cm" svg:height="1.546cm" svg:x="10.432cm" svg:y="18.329cm"><draw:text-box><text:p text:style-name="P2"><text:span text:style-name="T2">Cinquième page</text:span></text:p><text:p text:style-name="P2">(quand la personne souhaite passer au questionnaire )</text:p></draw:text-box></draw:frame><draw:frame text:anchor-type="paragraph" draw:z-index="11" draw:style-name="gr2" draw:text-style-name="P4" svg:width="5.134cm" svg:height="1.191cm" svg:x="1.304cm" svg:y="11.746cm"><draw:text-box><text:p text:style-name="P4"><text:span text:style-name="T2">Consentement</text:span></text:p></draw:text-box></draw:frame><draw:frame text:anchor-type="paragraph" draw:z-index="46" draw:style-name="gr16" draw:text-style-name="P3" svg:width="6.906cm" svg:height="2.193cm" svg:x="10.485cm" svg:y="15.476cm"><draw:text-box><text:p text:style-name="P2"><text:span text:style-name="T3">(Quand le participant à lu les consignes il doit appuyer sur le bouton visionnage pour passer au visionnage, il ne pourra pas appuyer sur questionnaire. C'est le meme principe lorsque le participant visionne la vidéo, il pourra appuyer que sur questionnaire)</text:span></text:p></draw:text-box></draw:frame><draw:custom-shape text:anchor-type="paragraph" draw:z-index="47" draw:style-name="gr4" svg:width="1.377cm" svg:height="0.503cm" svg:x="1.489cm" svg:y="26.218cm"><text:p>Surprise</text:p><draw:enhanced-geometry svg:viewBox="0 0 21600 21600" draw:type="rectangle" draw:enhanced-path="M 0 0 L 21600 0 21600 21600 0 21600 0 0 Z N"/></draw:custom-shape><draw:custom-shape text:anchor-type="paragraph" draw:z-index="48" draw:style-name="gr4" svg:width="0.821cm" svg:height="0.477cm" svg:x="3.605cm" svg:y="26.245cm"><text:p>Joie</text:p><draw:enhanced-geometry svg:viewBox="0 0 21600 21600" draw:type="rectangle" draw:enhanced-path="M 0 0 L 21600 0 21600 21600 0 21600 0 0 Z N"/></draw:custom-shape><draw:custom-shape text:anchor-type="paragraph" draw:z-index="49" draw:style-name="gr4" svg:width="1.297cm" svg:height="0.503cm" svg:x="5.325cm" svg:y="26.218cm"><text:p>Colère</text:p><draw:enhanced-geometry svg:viewBox="0 0 21600 21600" draw:type="rectangle" draw:enhanced-path="M 0 0 L 21600 0 21600 21600 0 21600 0 0 Z N"/></draw:custom-shape><draw:frame text:anchor-type="paragraph" draw:z-index="50" draw:style-name="gr17" draw:text-style-name="P7" svg:width="2.488cm" svg:height="3.248cm" svg:x="6.225cm" svg:y="23.546cm"><draw:text-box><text:p text:style-name="P2"><text:span text:style-name="T4">(En appuyant sur les boutons on enregistre dans la base de données le moment de la vidéo où le bouton a été appuyé)</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dale Mono" svg:font-family="'Andale Mono'" style:font-adornments="Regular"/>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5:59:27</meta:creation-date>
    <dc:date>2015-06-12T17:14:32</dc:date>
    <meta:editing-duration>PT9M26S</meta:editing-duration>
    <meta:editing-cycles>2</meta:editing-cycles>
    <meta:generator>LibreOffice/3.5$Linux_x86 LibreOffice_project/350m1$Build-2</meta:generator>
    <meta:document-statistic meta:table-count="0" meta:image-count="1" meta:object-count="0" meta:page-count="1" meta:paragraph-count="1" meta:word-count="9" meta:character-count="60" meta:non-whitespace-character-count="52"/>
  </office:meta>
</office:document-meta>
</file>